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81d41a" loext:char-shading-value="0"/>
    </style:style>
    <style:style style:name="T4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for the First sem C programming</text:p>
      <text:p text:style-name="P1">Write C programs for the following and submit by 30th March</text:p>
      <text:p text:style-name="P1">Programs can be better hand written. Do not Copy.</text:p>
      <text:p text:style-name="P1">For every selected question, write the number given here, write the question and then answer </text:p>
      <text:p text:style-name="Standard"><text:tab/><text:tab/></text:p>
      <text:p text:style-name="Standard"><text:tab/><text:span text:style-name="T1">Section A (Answer for at least 8 mark from this section)</text:span></text:p>
      <text:p text:style-name="Standard"><text:span text:style-name="T3">1 to sum up the selected members of the 2 Dimensional Array (TDA)</text:span><text:tab/><text:tab/><text:tab/>1</text:p>
      <text:p text:style-name="Standard">2 to check for palarray<text:tab/><text:tab/><text:tab/><text:tab/><text:tab/><text:tab/><text:tab/><text:tab/><text:tab/>1</text:p>
      <text:p text:style-name="Standard"><text:span text:style-name="T3">3 to swap the smallest and biggest elems in a tda and to swap them<text:tab/></text:span><text:tab/><text:tab/><text:tab/>1</text:p>
      <text:p text:style-name="Standard"><text:span text:style-name="T3">4 given an array to print the sum of digits of each number in the array</text:span><text:tab/><text:tab/><text:tab/>2</text:p>
      <text:p text:style-name="Standard"><text:span text:style-name="T3">5 check the armstrong numbers, mirror numbers in the array</text:span><text:tab/><text:tab/><text:tab/><text:tab/>2</text:p>
      <text:p text:style-name="Standard"><text:span text:style-name="T4">6 to print the grand sum of digits of the numbers in a given array</text:span><text:tab/><text:tab/><text:tab/><text:tab/>2</text:p>
      <text:p text:style-name="Standard"><text:span text:style-name="T3">7 to rotate the elements of the array to right or to left!</text:span><text:tab/><text:tab/><text:tab/><text:tab/><text:tab/>2</text:p>
      <text:p text:style-name="Standard"><text:span text:style-name="T3">8 to swap 2 specified <text:s/>rows of the tda<text:tab/></text:span><text:tab/><text:tab/><text:tab/><text:tab/><text:tab/><text:tab/><text:tab/>2</text:p>
      <text:p text:style-name="Standard">9 to implement the 15 puzzle<text:tab/><text:tab/><text:tab/><text:tab/><text:tab/><text:tab/><text:tab/> <text:s text:c="6"/><text:tab/><text:tab/>2</text:p>
      <text:p text:style-name="Standard">10 reflect a matrix on bottom line and <text:s/>left edge separately <text:tab/><text:tab/><text:tab/><text:tab/><text:tab/>2</text:p>
      <text:p text:style-name="Standard"><text:span text:style-name="T3">11. program to print the row number of the biggest elem in each row</text:span><text:tab/><text:tab/><text:tab/>2</text:p>
      <text:p text:style-name="Standard"><text:tab/><text:tab/><text:tab/><text:span text:style-name="T1">Section B (Answer for at least 7 mark from this section)</text:span></text:p>
      <text:p text:style-name="Standard">12 to draw sudokku board<text:tab/><text:tab/><text:tab/><text:tab/><text:tab/><text:tab/><text:tab/><text:tab/><text:tab/></text:p>
      <text:p text:style-name="Standard"><text:span text:style-name="T3">13 given a tda (2 dimensional Array), wap to print the rowsums, colsums separately and to give the grand sum</text:span><text:tab/><text:tab/><text:tab/><text:tab/><text:tab/><text:tab/><text:tab/><text:tab/><text:tab/><text:tab/>3</text:p>
      <text:p text:style-name="Standard">14 draw the plan of your home using functions for horline, vertline of<text:tab/><text:tab/><text:tab/>4</text:p>
      <text:p text:style-name="Standard"><text:tab/>specified length, specified height and x,y location</text:p>
      <text:p text:style-name="Standard"><text:tab/><text:tab/><text:tab/><text:span text:style-name="T1">Section C <text:s/>(Answer for any 10 mark from this section)</text:span></text:p>
      <text:p text:style-name="Standard">15 to print the following shapes off/from a 9x9square matrix. Plus sign, tick mark</text:p>
      <text:p text:style-name="Standard"><text:tab/> hockey stick, spoon, inverted U, inverted C of desirable proportions<text:tab/><text:tab/>5</text:p>
      <text:p text:style-name="Standard"/>
      <text:p text:style-name="Standard">16. given the marks of 10 students in 6 subjects, find<text:tab/><text:tab/><text:tab/><text:tab/><text:tab/>5</text:p>
      <text:p text:style-name="Standard"><text:tab/>a. the sum of marks of each student avg mark as integer, highest mark, lowest mark</text:p>
      <text:p text:style-name="Standard"><text:tab/>b. class average in each subject as integer, highest and lowest class avg</text:p>
      <text:p text:style-name="Standard"><text:tab/>c. number of pass in each subject</text:p>
      <text:p text:style-name="Standard"><text:soft-page-break/><text:tab/>d. average mark of those passed in each subject</text:p>
      <text:p text:style-name="Standard">17 to do a steering operation on the tda outer elements<text:tab/><text:tab/><text:tab/><text:tab/><text:tab/>5</text:p>
      <text:p text:style-name="Standard"/>
      <text:p text:style-name="Standard">Balance section for those interested</text:p>
      <text:p text:style-name="Standard"/>
      <text:p text:style-name="Standard">// to search for an element in the tda and to specify the row and col</text:p>
      <text:p text:style-name="Standard"><text:tab/>// positions of it</text:p>
      <text:p text:style-name="Standard"/>
      <text:p text:style-name="Standard">// draw the snake and ladder board</text:p>
      <text:p text:style-name="Standard">// to sort the elements in a tda</text:p>
      <text:p text:style-name="Standard">// to make a common fucntion, which will print any matrix given the col size</text:p>
      <text:p text:style-name="Standard"><text:tab/>// and number of rows</text:p>
      <text:p text:style-name="Standard">// draw a hocky stick/ or spoon/tick mark, wine glass using a 9x9 matrix of chars</text:p>
      <text:p text:style-name="Standard">8 to rotate a matrix as desired</text:p>
      <text:p text:style-name="Standard">11 modify the house program to show the wall thickness,windows and doors</text:p>
      <text:p text:style-name="Standard">17. to get the rank sum value of a given word</text:p>
      <text:p text:style-name="Standard"/>
      <text:p text:style-name="Standard">14.to print the matrix by a function</text:p>
      <text:p text:style-name="Standard">4 to swap 2 specified colums of the tda.<text:tab/></text:p>
      <text:p text:style-name="P2">13 program to print the column number of the biggest elem in that row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222222" loext:opacity="100%" style:font-name="Times New Roman" fo:font-size="12pt" fo:language="en" fo:country="IN" style:letter-kerning="false" style:font-name-asian="Calibri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222222" loext:opacity="100%" style:font-name="Times New Roman" fo:font-size="12pt" fo:language="en" fo:country="IN" style:letter-kerning="false" style:font-name-asian="Calibri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222222" loext:opacity="100%" style:font-name="Times New Roman" fo:font-family="'Times New Roman'" style:font-family-generic="roman" style:font-pitch="variable" fo:font-size="12pt" fo:language="en" fo:country="IN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keep-with-next="always"/>
      <style:text-properties style:use-window-font-color="true" loext:opacity="0%" fo:font-size="16pt" fo:font-weight="bold" style:font-name-asian="Calibri" style:font-family-asian="Calibri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5pt" fo:font-weight="bold" style:font-name-asian="Calibri" style:font-family-asian="Calibri" style:font-family-generic-asian="system" style:font-pitch-asian="variable" style:font-size-asian="15pt" style:font-weight-asian="bold" style:font-name-complex="Arial" style:font-family-complex="Arial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use-window-font-color="true" loext:opacity="0%" fo:font-size="16pt" fo:font-weight="bold" style:font-name-asian="Calibri" style:font-family-asian="Calibri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style:use-window-font-color="true" loext:opacity="0%" fo:font-size="15pt" fo:font-weight="bold" style:font-name-asian="Calibri" style:font-family-asian="Calibri" style:font-family-generic-asian="system" style:font-pitch-asian="variable" style:font-size-asian="15pt" style:font-weight-asian="bold" style:font-name-complex="Arial" style:font-family-complex="Arial" style:font-family-generic-complex="system" style:font-pitch-complex="variable" style:font-size-complex="13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12:27:00</meta:creation-date>
    <meta:initial-creator>George A K</meta:initial-creator>
    <dc:language>en-US</dc:language>
    <dc:date>2022-03-23T00:21:22.322000000</dc:date>
    <meta:editing-cycles>6</meta:editing-cycles>
    <meta:editing-duration>PT4H6M31S</meta:editing-duration>
    <meta:generator>LibreOffice/7.3.1.3$Windows_X86_64 LibreOffice_project/a69ca51ded25f3eefd52d7bf9a5fad8c90b87951</meta:generator>
    <meta:document-statistic meta:table-count="0" meta:image-count="0" meta:object-count="0" meta:page-count="2" meta:paragraph-count="45" meta:word-count="489" meta:character-count="2549" meta:non-whitespace-character-count="1998"/>
    <meta:user-defined meta:name="AppVersion">15.0000</meta:user-defined>
    <meta:template xlink:type="simple" xlink:actuate="onRequest" xlink:title="Normal" xlink:href=""/>
  </office:meta>
</office:document-meta>
</file>